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D000000AFD30BABD7689D3B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69cm" svg:y="0.635cm">
          <draw:image xlink:href="Pictures/100002010000007D000000AFD30BABD7689D3B60.png" xlink:type="simple" xlink:show="embed" xlink:actuate="onLoad">
            <text:p/>
          </draw:image>
        </draw:frame>
        <draw:frame draw:style-name="gr1" draw:text-style-name="P1" draw:layer="layout" svg:width="6.351cm" svg:height="8.892cm" svg:x="1.27cm" svg:y="9.525cm">
          <draw:image xlink:href="Pictures/100002010000007D000000AFD30BABD7689D3B60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0.635cm">
          <draw:image xlink:href="Pictures/100002010000007D000000AFD30BABD7689D3B60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9.527cm">
          <draw:image xlink:href="Pictures/100002010000007D000000AFD30BABD7689D3B60.png" xlink:type="simple" xlink:show="embed" xlink:actuate="onLoad">
            <text:p/>
          </draw:image>
        </draw:frame>
        <draw:frame draw:style-name="gr1" draw:text-style-name="P1" draw:layer="layout" svg:width="6.351cm" svg:height="8.892cm" svg:x="13.971cm" svg:y="0.635cm">
          <draw:image xlink:href="Pictures/100002010000007D000000AFD30BABD7689D3B60.png" xlink:type="simple" xlink:show="embed" xlink:actuate="onLoad">
            <text:p/>
          </draw:image>
        </draw:frame>
        <draw:frame draw:style-name="gr1" draw:text-style-name="P1" draw:layer="layout" svg:width="6.351cm" svg:height="8.892cm" svg:x="13.97cm" svg:y="9.527cm">
          <draw:image xlink:href="Pictures/100002010000007D000000AFD30BABD7689D3B60.png" xlink:type="simple" xlink:show="embed" xlink:actuate="onLoad">
            <text:p/>
          </draw:image>
        </draw:frame>
        <draw:frame draw:style-name="gr1" draw:text-style-name="P1" draw:layer="layout" svg:width="6.351cm" svg:height="8.892cm" svg:x="1.27cm" svg:y="18.415cm">
          <draw:image xlink:href="Pictures/100002010000007D000000AFD30BABD7689D3B60.png" xlink:type="simple" xlink:show="embed" xlink:actuate="onLoad">
            <text:p/>
          </draw:image>
        </draw:frame>
        <draw:frame draw:style-name="gr1" draw:text-style-name="P1" draw:layer="layout" svg:width="6.351cm" svg:height="8.892cm" svg:x="7.62cm" svg:y="18.417cm">
          <draw:image xlink:href="Pictures/100002010000007D000000AFD30BABD7689D3B60.png" xlink:type="simple" xlink:show="embed" xlink:actuate="onLoad">
            <text:p/>
          </draw:image>
        </draw:frame>
        <draw:frame draw:style-name="gr1" draw:text-style-name="P1" draw:layer="layout" svg:width="6.351cm" svg:height="8.892cm" svg:x="13.97cm" svg:y="18.417cm">
          <draw:image xlink:href="Pictures/100002010000007D000000AFD30BABD7689D3B6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8-08-16T21:33:14.956811560</dc:date>
    <meta:editing-duration>PT3M38S</meta:editing-duration>
    <meta:editing-cycles>13</meta:editing-cycles>
    <meta:generator>LibreOffice/5.1.6.2$Linux_X86_64 LibreOffice_project/10m0$Build-2</meta:generator>
    <meta:print-date>2018-08-16T21:31:35.468843143</meta:print-date>
    <meta:document-statistic meta:object-count="9"/>
  </office:meta>
</office:document-meta>
</file>